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ahoma" fo:font-size="10pt" fo:font-weight="bold" style:font-size-asian="10pt" style:font-weight-asian="bold" style:font-size-complex="10pt" style:font-weight-complex="bold"/>
    </style:style>
    <style:style style:name="P2" style:family="paragraph" style:parent-style-name="Standard">
      <style:paragraph-properties fo:text-align="center" style:justify-single-word="false"/>
      <style:text-properties style:font-name="Tahoma" fo:font-size="10pt" fo:font-weight="normal" style:font-size-asian="10pt" style:font-weight-asian="normal" style:font-size-complex="10pt" style:font-weight-complex="normal"/>
    </style:style>
    <style:style style:name="P3" style:family="paragraph" style:parent-style-name="Standard" style:master-page-name="">
      <style:paragraph-properties fo:margin-left="0cm" fo:margin-right="0cm" fo:line-height="200%" fo:text-align="start" style:justify-single-word="false" fo:text-indent="0.582cm" style:auto-text-indent="false" style:page-number="auto">
        <style:tab-stops>
          <style:tab-stop style:position="0cm"/>
        </style:tab-stops>
      </style:paragraph-properties>
      <style:text-properties style:font-name="Tahoma" fo:font-size="10pt" fo:font-weight="normal" style:font-size-asian="10pt" style:font-weight-asian="normal" style:font-size-complex="10pt" style:font-weight-complex="normal"/>
    </style:style>
    <style:style style:name="P4" style:family="paragraph" style:parent-style-name="Standard">
      <style:paragraph-properties fo:margin-left="0cm" fo:margin-right="0cm" fo:line-height="200%" fo:text-align="start" style:justify-single-word="false" fo:text-indent="0.582cm" style:auto-text-indent="false">
        <style:tab-stops>
          <style:tab-stop style:position="0cm"/>
        </style:tab-stops>
      </style:paragraph-properties>
      <style:text-properties style:font-name="Tahoma" fo:font-size="10pt" fo:font-weight="normal" style:font-size-asian="10pt" style:font-weight-asian="normal" style:font-size-complex="10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My Web Design Reflections</text:p>
      <text:p text:style-name="P2">Lukas Bowden</text:p>
      <text:p text:style-name="P2">T00040951</text:p>
      <text:p text:style-name="P2">2019-10-17</text:p>
      <text:p text:style-name="P2"/>
      <text:p text:style-name="P2"/>
      <text:p text:style-name="P2"/>
      <text:p text:style-name="P3">As I spend more and more time learning the ins and outs of HTML and CSS I have come to realize that the difficulty isn't from learning the code its self, but more from a design prospective. All of the time designing a website seems to come from the choice you need to make to see it come together; the colours you want, the fonts, headings and element placements. Though it's also much deeper then what is normally seen on the surface, all of your design choices have to be based on previous ones. Not to mention if you're working with a company, you have to follow their rules and guidelines to give them exactly what they are looking for. So going about the design process is a massive part of your job, so how do you approach this monstrous task? The first would be to talk to your employer, but if you're creating something personal I find a better question to ask would be what kind of emotions you want to evoke from the user. After hashing out what the employer wants, maybe start with drawing out the initial layout they are looking for to give you a template to follow. Then finally making everything cohesive to get your points across.</text:p>
      <text:p text:style-name="P4">A massive step towards completing your design just comes from talking to the person you are creating the website for. What type of business are they? What do they want to use the website for? Ask them all sorts of questions to inspire you how to go about the design process of your website. As well as this; ask them if there is anything specific they want to include. Any features they want to be most prominent on the web page or even just hidden. For example, this project will involve me working with an administrative group within' a decently sized business in Kamloops. Talking to one of the people in charge of finding someone to design a new website; they specifically asked me to include two major parts to the website. A public page that displays information for the public to freely come and visit; and a business page for members to log in and find out inner information only for people who work there.</text:p>
      <text:p text:style-name="P4">The next step would be to draw out several mock-ups down on paper. This is probably the most important step in the entire design process. Not only is it the first real visualization of what the website could turn out to look like, but it helps a ton when it comes to writing out the CSS style sheet. It is so much easier to find and agree on a final design with your employer this way and saves you a lot of time and effort. You do not want to <text:soft-page-break/>spend a ton of time writing out all of the CSS for a website only to turn out that the employer doesn't like it all; forcing you to start from scratch. So take the time to draw out several different mock-ups you think the employer would like, then bring them to them. Get their feedback, then evolve the designs. Repeat this process until the both of you come up with a layout you both really enjoy.</text:p>
      <text:p text:style-name="P4">The last step is finally writing out the CSS to match the layout mock-up you previously designed with your employer. This is where it comes together and I can almost describe this step like being an Interior Decorator. You have to know what colours look good together, as well as what fonts and images too. The nice thing about this step is you can try out anything inside of it once the general layout of the website is in place. Changing the colours is as easy as switching the HSL, RGB, or Hexadecimal number. Switching backgrounds is as easy as changing the source you're pulling from and so on. Once again I can't state how important it is to keep the person you are creating this website for up to date with your current designs. Maybe they have specific logos they want or even a colour scheme they want. Do they want everything to rather sleek? Or do they want it all to be a massive explosion of colour? A good way to decide what colour schemes to use is to maybe look at their logo, then take those colours to match. Experimentation truly is the key here, to try new things, find out what goes well with what. Maybe even changing fonts to make certain features more prominent. It is truly just a lot of trial and error until you hit the sweet spot. Eventually you'll learn what works and what doesn't. </text:p>
      <text:p text:style-name="P4">Designing a website can be a lengthy process but a lot of fun too. You may be the one who is creating everything but remember that the people you're working with are just as important. They help inspire and give you an idea, keeping everything from being a massive headache. So it's a rather easy three steps to follow, despite the last one taking the longest yet being the most fun. Make sure you use all of the resources at your disposal as well. The internet is littered with so many places to give you ideas and drive your design decisions forward. The best part of creating a website is your imagination is the lim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kas Bowden</meta:initial-creator>
    <meta:creation-date>2019-10-17T14:09:32.54</meta:creation-date>
    <dc:date>2019-10-17T15:08:07.89</dc:date>
    <dc:creator>Lukas Bowden</dc:creator>
    <meta:editing-duration>PT28M1S</meta:editing-duration>
    <meta:editing-cycles>2</meta:editing-cycles>
    <meta:generator>OpenOffice/4.1.6$Win32 OpenOffice.org_project/416m1$Build-9790</meta:generator>
    <meta:document-statistic meta:table-count="0" meta:image-count="0" meta:object-count="0" meta:page-count="2" meta:paragraph-count="9" meta:word-count="910" meta:character-count="4892"/>
  </office:meta>
</office:document-meta>
</file>